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GuardConnectionWrapper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Driver.closePool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olingDriver.getConnectionPool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oolGuardConnectionWrapper.prepareCall( String sql , int resultSetType , int resultSetConcurrency , int resultSetHold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get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Driver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ingDriver.registerPool( String name , ObjectPool 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ingDriver.getPool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rollback( java . sql . Savepoint save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prepareStatement( String sql , int autoGenerated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Driver.connect( String url , Properties inf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oolGuardConnectionWrapper.getAut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Driver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GuardConnectionWrapper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prepareStatement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check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olGuardConnectionWrapper.prepareCal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is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GuardConnectionWrapper.getHold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prepareStatement( String sql , String [ ] colum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Driver.jdbcCompl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ingDriver.Pooling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olGuardConnectionWrappe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GuardConnectionWrapper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prepareStatement( String sql , int resultSetType , int resultSet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createStatement( int resultSetType , int resultSetConcurrency , int resultSetHold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getTransactionIso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setTyp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olGuardConnectionWrappe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GuardConnectionWrapper.setCatalog( Strin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Driver.getPropertyInfo( String url , Properties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GuardConnectionWrapper.get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getTyp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GuardConnectionWrapper.prepareStatement( String sql , int resultSetType , int resultSetConcurrency , int resultSetHold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releaseSavepoint( java . sql . Savepoint save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setHoldability( int hold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prepareCall( String sql , int resultSetType , int resultSet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getInnermost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olingDriver.isAccessToUnderlyingConnection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GuardConnectionWrapper.nativeSQ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creat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setAutoCommit( boolean auto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Driver.invalidateConnection( Connection con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olingDriver.setAccessToUnderlyingConnectionAllowed( boolean a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GuardConnectionWrapper.clear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setTransactionIsolation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get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olingDriver.getPool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olGuardConnectionWrapper.setSave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createStatement( int resultSetType , int resultSet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prepareStatement( String sql , int [ ] columnInde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GuardConnectionWrapper.setSavepoi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ingDriver.accepts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olGuardConnectionWrapper.PoolGuardConnectionWrapper( ObjectPool pool , Connec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